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CMCJMJMM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2:27:49.55</meta:creation-date>
    <dc:date>2014-02-07T21:52:00.69</dc:date>
    <meta:editing-duration>PT7H53M2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" meta:word-count="1" meta:character-count="10"/>
  </office:meta>
</office:document-meta>
</file>